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7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7.96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3.636cm"/>
    </style:style>
    <style:style style:name="pr6" style:family="presentation" style:parent-style-name="Standard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ccccc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What is simplefile201209a ?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's...</text:p>
          </draw:text-box>
        </draw:frame>
        <draw:frame presentation:style-name="pr4" draw:text-style-name="P1" draw:layer="layout" svg:width="27.2cm" svg:height="13.886cm" svg:x="0.4cm" svg:y="4.914cm" presentation:class="outline" presentation:user-transformed="true">
          <draw:text-box>
            <text:list text:style-name="L2">
              <text:list-item>
                <text:p><text:span text:style-name="T1">A simple webapp for file sharing...</text:span></text:p>
              </text:list-item>
              <text:list-item>
                <text:p><text:span text:style-name="T1">...with some extra features</text:span></text:p>
              </text:list-item>
              <text:list-item>
                <text:p><text:span text:style-name="T1">About 30 hours of work (up to now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ed features</text:p>
          </draw:text-box>
        </draw:frame>
        <draw:frame presentation:style-name="pr5" draw:text-style-name="P1" xml:id="id4" draw:id="id4" draw:layer="layout" svg:width="13.273cm" svg:height="13.886cm" svg:x="0.4cm" svg:y="4.914cm" presentation:class="outline" presentation:user-transformed="true">
          <draw:text-box>
            <text:p><text:span text:style-name="T1">Usability:</text:span></text:p>
            <text:list text:style-name="L2">
              <text:list-item>
                <text:p><text:span text:style-name="T1">Simple file repository</text:span></text:p>
              </text:list-item>
              <text:list-item>
                <text:p><text:span text:style-name="T1">AJAX upload</text:span></text:p>
              </text:list-item>
              <text:list-item>
                <text:p><text:span text:style-name="T1">Automated MIME type recognition</text:span></text:p>
              </text:list-item>
              <text:list-item>
                <text:p><text:span text:style-name="T1">Automated metadata extraction</text:span></text:p>
              </text:list-item>
              <text:list-item>
                <text:p><text:span text:style-name="T1">Integrated search engine</text:span></text:p>
              </text:list-item>
              <text:list-item>
                <text:p><text:span text:style-name="T1">Search across multiple servers</text:span></text:p>
                <text:p><text:span text:style-name="T1"/></text:p>
              </text:list-item>
            </text:list>
          </draw:text-box>
        </draw:frame>
        <draw:frame presentation:style-name="pr5" draw:text-style-name="P1" xml:id="id5" draw:id="id5" draw:layer="layout" svg:width="13.273cm" svg:height="13.886cm" svg:x="14.337cm" svg:y="4.914cm" presentation:class="outline" presentation:user-transformed="true">
          <draw:text-box>
            <text:p><text:span text:style-name="T1">Security :</text:span></text:p>
            <text:list text:style-name="L2">
              <text:list-item>
                <text:p><text:span text:style-name="T1">Encoding key not stored on the running machine</text:span></text:p>
              </text:list-item>
              <text:list-item>
                <text:p><text:span text:style-name="T1">On the fly AES encoding of uploaded files</text:span></text:p>
              </text:list-item>
              <text:list-item>
                <text:p><text:span text:style-name="T1">One-shot download links</text:span></text:p>
              </text:list-item>
              <text:list-item>
                <text:p><text:span text:style-name="T1">Bandwith limitations</text:span></text:p>
              </text:list-item>
              <text:list-item>
                <text:p><text:span text:style-name="T1">In memory database with encoded backu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ed features</text:p>
          </draw:text-box>
        </draw:frame>
        <draw:frame presentation:style-name="pr5" draw:text-style-name="P1" xml:id="id7" draw:id="id7" draw:layer="layout" svg:width="13.273cm" svg:height="13.886cm" svg:x="0.4cm" svg:y="4.914cm" presentation:class="outline" presentation:user-transformed="true">
          <draw:text-box>
            <text:p><text:span text:style-name="T1">Usability:</text:span></text:p>
            <text:list text:style-name="L2">
              <text:list-item>
                <text:p><text:span text:style-name="T1">Simple file repository</text:span></text:p>
              </text:list-item>
              <text:list-item>
                <text:p><text:span text:style-name="T1">AJAX upload</text:span></text:p>
              </text:list-item>
              <text:list-item>
                <text:p><text:span text:style-name="T1">Automated MIME type recognition</text:span></text:p>
              </text:list-item>
              <text:list-item>
                <text:p><text:span text:style-name="T2">Automated metadata extraction</text:span></text:p>
              </text:list-item>
              <text:list-item>
                <text:p><text:span text:style-name="T1">Integrated search engine</text:span></text:p>
              </text:list-item>
              <text:list-item>
                <text:p><text:span text:style-name="T2">Search across multiple servers</text:span></text:p>
                <text:p><text:span text:style-name="T1"/></text:p>
              </text:list-item>
            </text:list>
          </draw:text-box>
        </draw:frame>
        <draw:frame presentation:style-name="pr5" draw:text-style-name="P1" xml:id="id8" draw:id="id8" draw:layer="layout" svg:width="13.273cm" svg:height="13.886cm" svg:x="14.337cm" svg:y="4.914cm" presentation:class="outline" presentation:user-transformed="true">
          <draw:text-box>
            <text:p><text:span text:style-name="T1">Security :</text:span></text:p>
            <text:list text:style-name="L2">
              <text:list-item>
                <text:p><text:span text:style-name="T1">Encoding key not stored on the running machine</text:span></text:p>
              </text:list-item>
              <text:list-item>
                <text:p><text:span text:style-name="T1">On the fly AES encoding of uploaded files</text:span></text:p>
              </text:list-item>
              <text:list-item>
                <text:p><text:span text:style-name="T1">One-shot download links</text:span></text:p>
              </text:list-item>
              <text:list-item>
                <text:p><text:span text:style-name="T2">Bandwith limitations</text:span></text:p>
              </text:list-item>
              <text:list-item>
                <text:p><text:span text:style-name="T1">In memory database </text:span><text:span text:style-name="T2">with encoded backup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ple architecture...</text:p>
          </draw:text-box>
        </draw:frame>
        <draw:custom-shape draw:style-name="gr2" draw:text-style-name="P2" xml:id="id10" draw:id="id10" draw:layer="layout" svg:width="5.8cm" svg:height="11.9cm" svg:x="8.1cm" svg:y="5.7cm">
          <text:p text:style-name="P2">GRAILS</text:p>
          <text:p text:style-name="P2">ap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11" draw:id="id11" draw:layer="layout" svg:width="5.8cm" svg:height="3.6cm" svg:x="13.1cm" svg:y="14cm">
          <text:p text:style-name="P2">File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12" draw:id="id12" draw:layer="layout" svg:width="5.6cm" svg:height="4.401cm" svg:x="13.3cm" svg:y="9.199cm">
          <text:p text:style-name="P2">Lucene</text:p>
          <text:p text:style-name="P2">backends</text:p>
          <draw:enhanced-geometry svg:viewBox="0 0 88 21600" draw:glue-points="44 ?f6 44 0 0 10800 44 21600 88 10800" draw:text-areas="0 ?f6 88 ?f3" draw:type="can" draw:modifiers="8494.04238304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3" draw:id="id13" draw:layer="layout" svg:width="5.6cm" svg:height="4.401cm" svg:x="13.299cm" svg:y="6.098cm">
          <text:p text:style-name="P2">In memory</text:p>
          <text:p text:style-name="P2">H2</text:p>
          <draw:enhanced-geometry svg:viewBox="0 0 88 21600" draw:glue-points="44 ?f6 44 0 0 10800 44 21600 88 10800" draw:text-areas="0 ?f6 88 ?f3" draw:type="can" draw:modifiers="8494.04238304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</anim:par>
              <anim:par smil:begin="1.5s">
                <anim:par smil:begin="0.5s" smil:fill="hold" presentation:node-type="after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</anim:par>
              <anim:par smil:begin="3s">
                <anim:par smil:begin="0.5s" smil:fill="hold" presentation:node-type="after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</anim:par>
              <anim:par smil:begin="4.5s">
                <anim:par smil:begin="0.5s" smil:fill="hold" presentation:node-type="after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5" draw:text-style-name="P1" draw:layer="layout" svg:width="13.273cm" svg:height="13.886cm" svg:x="0.4cm" svg:y="4.914cm" presentation:class="outline" presentation:user-transformed="true">
          <draw:text-box>
            <text:list text:style-name="L2">
              <text:list-item>
                <text:p xml:id="id15" text:id="id15"><text:span text:style-name="T1">GRAILS framework with plugins</text:span></text:p>
              </text:list-item>
              <text:list-item>
                <text:p xml:id="id16" text:id="id16"><text:span text:style-name="T1">Bouncy castle for good AES support</text:span></text:p>
              </text:list-item>
              <text:list-item>
                <text:p xml:id="id17" text:id="id17"><text:span text:style-name="T1">Tika for MIME type recognition and metadata extraction</text:span></text:p>
              </text:list-item>
              <text:list-item>
                <text:p xml:id="id18" text:id="id18"><text:span text:style-name="T1">Lucene search engine (as GRAILS plugins)</text:span></text:p>
              </text:list-item>
            </text:list>
          </draw:text-box>
        </draw:frame>
        <draw:frame presentation:style-name="pr5" draw:text-style-name="P1" draw:layer="layout" svg:width="13.273cm" svg:height="13.886cm" svg:x="14.337cm" svg:y="4.914cm" presentation:class="outline" presentation:user-transformed="true">
          <draw:text-box>
            <text:list text:style-name="L2">
              <text:list-item>
                <text:p xml:id="id19" text:id="id19"><text:span text:style-name="T1">H2 databas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adial" draw:cx="50%" draw:cy="50%" draw:start-color="#0084d1" draw:end-color="#ffffff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7.2cm" svg:height="12.18cm" svg:x="0.4cm" svg:y="4.914cm" presentation:class="outlin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ortigern </meta:initial-creator>
    <meta:creation-date>2012-10-18T15:08:43</meta:creation-date>
    <dc:date>2012-10-18T15:55:12</dc:date>
    <dc:creator>vortigern </dc:creator>
    <meta:editing-duration>PT22M21S</meta:editing-duration>
    <meta:editing-cycles>14</meta:editing-cycles>
    <meta:generator>LibreOffice/3.5$Linux_X86_64 LibreOffice_project/350m1$Build-2</meta:generator>
    <meta:document-statistic meta:object-count="50"/>
  </office:meta>
</office:document-meta>
</file>